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Add Probability</text:p>
          </table:table-cell>
          <table:table-cell table:style-name="ce1" office:value-type="string">
            <text:p>Drop Probability</text:p>
          </table:table-cell>
          <table:table-cell table:style-name="ce1" office:value-type="string">
            <text:p>Percent Increase Divergence – Constant Rates</text:p>
          </table:table-cell>
          <table:table-cell table:style-name="ce1" office:value-type="string">
            <text:p>Percent Increase Time – Constant Rates</text:p>
          </table:table-cell>
          <table:table-cell table:style-name="ce1" office:value-type="string">
            <text:p>Total Packet Number</text:p>
          </table:table-cell>
          <table:table-cell table:style-name="ce1" table:number-columns-repeated="1019"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07.29119">
            <text:p>107.29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15.218187">
            <text:p>115.22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24.237642">
            <text:p>124.24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133.333333">
            <text:p>133.33</text:p>
          </table:table-cell>
          <table:table-cell office:value-type="float" office:value="133.851737">
            <text:p>133.85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133.333333">
            <text:p>133.33</text:p>
          </table:table-cell>
          <table:table-cell office:value-type="float" office:value="144.630714">
            <text:p>144.63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133.333333">
            <text:p>133.33</text:p>
          </table:table-cell>
          <table:table-cell office:value-type="float" office:value="155.998231">
            <text:p>156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">
            <text:p>0</text:p>
          </table:table-cell>
          <table:table-cell/>
          <table:table-cell office:value-type="float" office:value="133.333333">
            <text:p>133.33</text:p>
          </table:table-cell>
          <table:table-cell office:value-type="float" office:value="169.777849">
            <text:p>169.78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/>
          <table:table-cell office:value-type="float" office:value="133.333333">
            <text:p>133.33</text:p>
          </table:table-cell>
          <table:table-cell office:value-type="float" office:value="185.849876">
            <text:p>185.85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">
            <text:p>0</text:p>
          </table:table-cell>
          <table:table-cell/>
          <table:table-cell office:value-type="float" office:value="166.666667">
            <text:p>166.67</text:p>
          </table:table-cell>
          <table:table-cell office:value-type="float" office:value="202.247431">
            <text:p>202.2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166.666667">
            <text:p>166.67</text:p>
          </table:table-cell>
          <table:table-cell office:value-type="float" office:value="223.467661">
            <text:p>223.47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">
            <text:p>0</text:p>
          </table:table-cell>
          <table:table-cell/>
          <table:table-cell office:value-type="float" office:value="166.666667">
            <text:p>166.67</text:p>
          </table:table-cell>
          <table:table-cell office:value-type="float" office:value="246.602934">
            <text:p>246.6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272.6527">
            <text:p>272.6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5">
            <text:p>0.03</text:p>
          </table:table-cell>
          <table:table-cell/>
          <table:table-cell office:value-type="float" office:value="1100">
            <text:p>1100</text:p>
          </table:table-cell>
          <table:table-cell office:value-type="float" office:value="100.739487">
            <text:p>100.74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025">
            <text:p>0.03</text:p>
          </table:table-cell>
          <table:table-cell/>
          <table:table-cell office:value-type="float" office:value="1266.666667">
            <text:p>1266.67</text:p>
          </table:table-cell>
          <table:table-cell office:value-type="float" office:value="108.183149">
            <text:p>108.18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025">
            <text:p>0.03</text:p>
          </table:table-cell>
          <table:table-cell/>
          <table:table-cell office:value-type="float" office:value="1366.666667">
            <text:p>1366.67</text:p>
          </table:table-cell>
          <table:table-cell office:value-type="float" office:value="116.841247">
            <text:p>116.84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025">
            <text:p>0.03</text:p>
          </table:table-cell>
          <table:table-cell/>
          <table:table-cell office:value-type="float" office:value="1766.666667">
            <text:p>1766.67</text:p>
          </table:table-cell>
          <table:table-cell office:value-type="float" office:value="126.696246">
            <text:p>126.7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25">
            <text:p>0.03</text:p>
          </table:table-cell>
          <table:table-cell/>
          <table:table-cell office:value-type="float" office:value="1300">
            <text:p>1300</text:p>
          </table:table-cell>
          <table:table-cell office:value-type="float" office:value="136.530662">
            <text:p>136.53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025">
            <text:p>0.03</text:p>
          </table:table-cell>
          <table:table-cell/>
          <table:table-cell office:value-type="float" office:value="1733.333333">
            <text:p>1733.33</text:p>
          </table:table-cell>
          <table:table-cell office:value-type="float" office:value="149.284908">
            <text:p>149.28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025">
            <text:p>0.03</text:p>
          </table:table-cell>
          <table:table-cell/>
          <table:table-cell office:value-type="float" office:value="1400">
            <text:p>1400</text:p>
          </table:table-cell>
          <table:table-cell office:value-type="float" office:value="162.324277">
            <text:p>162.32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025">
            <text:p>0.03</text:p>
          </table:table-cell>
          <table:table-cell/>
          <table:table-cell office:value-type="float" office:value="2033.333333">
            <text:p>2033.33</text:p>
          </table:table-cell>
          <table:table-cell office:value-type="float" office:value="178.199616">
            <text:p>178.2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25">
            <text:p>0.03</text:p>
          </table:table-cell>
          <table:table-cell/>
          <table:table-cell office:value-type="float" office:value="2233.333333">
            <text:p>2233.33</text:p>
          </table:table-cell>
          <table:table-cell office:value-type="float" office:value="194.847986">
            <text:p>194.85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025">
            <text:p>0.03</text:p>
          </table:table-cell>
          <table:table-cell/>
          <table:table-cell office:value-type="float" office:value="1433.333333">
            <text:p>1433.33</text:p>
          </table:table-cell>
          <table:table-cell office:value-type="float" office:value="215.562773">
            <text:p>215.56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025">
            <text:p>0.03</text:p>
          </table:table-cell>
          <table:table-cell/>
          <table:table-cell office:value-type="float" office:value="1533.333333">
            <text:p>1533.33</text:p>
          </table:table-cell>
          <table:table-cell office:value-type="float" office:value="238.179642">
            <text:p>238.18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025">
            <text:p>0.03</text:p>
          </table:table-cell>
          <table:table-cell/>
          <table:table-cell office:value-type="float" office:value="1300">
            <text:p>1300</text:p>
          </table:table-cell>
          <table:table-cell office:value-type="float" office:value="265.497972">
            <text:p>265.5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25">
            <text:p>0.03</text:p>
          </table:table-cell>
          <table:table-cell/>
          <table:table-cell office:value-type="float" office:value="1400">
            <text:p>1400</text:p>
          </table:table-cell>
          <table:table-cell office:value-type="float" office:value="298.247339">
            <text:p>298.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  <table:table-cell office:value-type="float" office:value="1800">
            <text:p>1800</text:p>
          </table:table-cell>
          <table:table-cell office:value-type="float" office:value="101.601714">
            <text:p>101.6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05">
            <text:p>0.05</text:p>
          </table:table-cell>
          <table:table-cell/>
          <table:table-cell office:value-type="float" office:value="1733.333333">
            <text:p>1733.33</text:p>
          </table:table-cell>
          <table:table-cell office:value-type="float" office:value="109.774952">
            <text:p>109.77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05">
            <text:p>0.05</text:p>
          </table:table-cell>
          <table:table-cell/>
          <table:table-cell office:value-type="float" office:value="1933.333333">
            <text:p>1933.33</text:p>
          </table:table-cell>
          <table:table-cell office:value-type="float" office:value="118.758577">
            <text:p>118.76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float" office:value="1966.666667">
            <text:p>1966.67</text:p>
          </table:table-cell>
          <table:table-cell office:value-type="float" office:value="128.845333">
            <text:p>128.85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/>
          <table:table-cell office:value-type="float" office:value="1666.666667">
            <text:p>1666.67</text:p>
          </table:table-cell>
          <table:table-cell office:value-type="float" office:value="140.945476">
            <text:p>140.95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2400">
            <text:p>2400</text:p>
          </table:table-cell>
          <table:table-cell office:value-type="float" office:value="153.737078">
            <text:p>153.74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/>
          <table:table-cell office:value-type="float" office:value="1733.333333">
            <text:p>1733.33</text:p>
          </table:table-cell>
          <table:table-cell office:value-type="float" office:value="168.683103">
            <text:p>168.68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05">
            <text:p>0.05</text:p>
          </table:table-cell>
          <table:table-cell/>
          <table:table-cell office:value-type="float" office:value="1500">
            <text:p>1500</text:p>
          </table:table-cell>
          <table:table-cell office:value-type="float" office:value="186.420883">
            <text:p>186.42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/>
          <table:table-cell office:value-type="float" office:value="2000">
            <text:p>2000</text:p>
          </table:table-cell>
          <table:table-cell office:value-type="float" office:value="207.319397">
            <text:p>207.32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05">
            <text:p>0.05</text:p>
          </table:table-cell>
          <table:table-cell/>
          <table:table-cell office:value-type="float" office:value="1900">
            <text:p>1900</text:p>
          </table:table-cell>
          <table:table-cell office:value-type="float" office:value="231.45031">
            <text:p>231.4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/>
          <table:table-cell office:value-type="float" office:value="2000">
            <text:p>2000</text:p>
          </table:table-cell>
          <table:table-cell office:value-type="float" office:value="259.749794">
            <text:p>259.75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05">
            <text:p>0.05</text:p>
          </table:table-cell>
          <table:table-cell/>
          <table:table-cell office:value-type="float" office:value="1966.666667">
            <text:p>1966.67</text:p>
          </table:table-cell>
          <table:table-cell office:value-type="float" office:value="291.739853">
            <text:p>291.74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/>
          <table:table-cell office:value-type="float" office:value="2100">
            <text:p>2100</text:p>
          </table:table-cell>
          <table:table-cell office:value-type="float" office:value="334.352606">
            <text:p>334.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5">
            <text:p>0.08</text:p>
          </table:table-cell>
          <table:table-cell/>
          <table:table-cell office:value-type="float" office:value="2166.666667">
            <text:p>2166.67</text:p>
          </table:table-cell>
          <table:table-cell office:value-type="float" office:value="102.682737">
            <text:p>102.68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075">
            <text:p>0.08</text:p>
          </table:table-cell>
          <table:table-cell/>
          <table:table-cell office:value-type="float" office:value="2333.333333">
            <text:p>2333.33</text:p>
          </table:table-cell>
          <table:table-cell office:value-type="float" office:value="111.31339">
            <text:p>111.31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075">
            <text:p>0.08</text:p>
          </table:table-cell>
          <table:table-cell/>
          <table:table-cell office:value-type="float" office:value="2100">
            <text:p>2100</text:p>
          </table:table-cell>
          <table:table-cell office:value-type="float" office:value="121.25911">
            <text:p>121.26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075">
            <text:p>0.08</text:p>
          </table:table-cell>
          <table:table-cell/>
          <table:table-cell office:value-type="float" office:value="2900">
            <text:p>2900</text:p>
          </table:table-cell>
          <table:table-cell office:value-type="float" office:value="132.144055">
            <text:p>132.14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75">
            <text:p>0.08</text:p>
          </table:table-cell>
          <table:table-cell/>
          <table:table-cell office:value-type="float" office:value="2366.666667">
            <text:p>2366.67</text:p>
          </table:table-cell>
          <table:table-cell office:value-type="float" office:value="145.673619">
            <text:p>145.67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075">
            <text:p>0.08</text:p>
          </table:table-cell>
          <table:table-cell/>
          <table:table-cell office:value-type="float" office:value="3233.333333">
            <text:p>3233.33</text:p>
          </table:table-cell>
          <table:table-cell office:value-type="float" office:value="159.854237">
            <text:p>159.85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075">
            <text:p>0.08</text:p>
          </table:table-cell>
          <table:table-cell/>
          <table:table-cell office:value-type="float" office:value="1933.333333">
            <text:p>1933.33</text:p>
          </table:table-cell>
          <table:table-cell office:value-type="float" office:value="177.695697">
            <text:p>177.7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075">
            <text:p>0.08</text:p>
          </table:table-cell>
          <table:table-cell/>
          <table:table-cell office:value-type="float" office:value="2733.333333">
            <text:p>2733.33</text:p>
          </table:table-cell>
          <table:table-cell office:value-type="float" office:value="196.927698">
            <text:p>196.93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75">
            <text:p>0.08</text:p>
          </table:table-cell>
          <table:table-cell/>
          <table:table-cell office:value-type="float" office:value="3466.666667">
            <text:p>3466.67</text:p>
          </table:table-cell>
          <table:table-cell office:value-type="float" office:value="220.28253">
            <text:p>220.28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075">
            <text:p>0.08</text:p>
          </table:table-cell>
          <table:table-cell/>
          <table:table-cell office:value-type="float" office:value="2666.666667">
            <text:p>2666.67</text:p>
          </table:table-cell>
          <table:table-cell office:value-type="float" office:value="250.110542">
            <text:p>250.11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075">
            <text:p>0.08</text:p>
          </table:table-cell>
          <table:table-cell/>
          <table:table-cell office:value-type="float" office:value="3266.666667">
            <text:p>3266.67</text:p>
          </table:table-cell>
          <table:table-cell office:value-type="float" office:value="286.549721">
            <text:p>286.55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075">
            <text:p>0.08</text:p>
          </table:table-cell>
          <table:table-cell/>
          <table:table-cell office:value-type="float" office:value="3033.333333">
            <text:p>3033.33</text:p>
          </table:table-cell>
          <table:table-cell office:value-type="float" office:value="330.01479">
            <text:p>330.01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75">
            <text:p>0.08</text:p>
          </table:table-cell>
          <table:table-cell/>
          <table:table-cell office:value-type="float" office:value="2466.666667">
            <text:p>2466.67</text:p>
          </table:table-cell>
          <table:table-cell office:value-type="float" office:value="383.681731">
            <text:p>383.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  <table:table-cell office:value-type="float" office:value="2166.666667">
            <text:p>2166.67</text:p>
          </table:table-cell>
          <table:table-cell office:value-type="float" office:value="103.994755">
            <text:p>103.99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1">
            <text:p>0.1</text:p>
          </table:table-cell>
          <table:table-cell/>
          <table:table-cell office:value-type="float" office:value="2733.333333">
            <text:p>2733.33</text:p>
          </table:table-cell>
          <table:table-cell office:value-type="float" office:value="113.297045">
            <text:p>113.3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/>
          <table:table-cell office:value-type="float" office:value="2566.666667">
            <text:p>2566.67</text:p>
          </table:table-cell>
          <table:table-cell office:value-type="float" office:value="124.072973">
            <text:p>124.07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1">
            <text:p>0.1</text:p>
          </table:table-cell>
          <table:table-cell/>
          <table:table-cell office:value-type="float" office:value="2666.666667">
            <text:p>2666.67</text:p>
          </table:table-cell>
          <table:table-cell office:value-type="float" office:value="135.9932">
            <text:p>135.99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1">
            <text:p>0.1</text:p>
          </table:table-cell>
          <table:table-cell/>
          <table:table-cell office:value-type="float" office:value="3833.333333">
            <text:p>3833.33</text:p>
          </table:table-cell>
          <table:table-cell office:value-type="float" office:value="149.882597">
            <text:p>149.88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1">
            <text:p>0.1</text:p>
          </table:table-cell>
          <table:table-cell/>
          <table:table-cell office:value-type="float" office:value="2566.666667">
            <text:p>2566.67</text:p>
          </table:table-cell>
          <table:table-cell office:value-type="float" office:value="166.820663">
            <text:p>166.82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/>
          <table:table-cell office:value-type="float" office:value="2700">
            <text:p>2700</text:p>
          </table:table-cell>
          <table:table-cell office:value-type="float" office:value="187.142835">
            <text:p>187.14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2533.333333">
            <text:p>2533.33</text:p>
          </table:table-cell>
          <table:table-cell office:value-type="float" office:value="210.96423">
            <text:p>210.96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office:value-type="float" office:value="2800">
            <text:p>2800</text:p>
          </table:table-cell>
          <table:table-cell office:value-type="float" office:value="240.152624">
            <text:p>240.15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1">
            <text:p>0.1</text:p>
          </table:table-cell>
          <table:table-cell/>
          <table:table-cell office:value-type="float" office:value="3633.333333">
            <text:p>3633.33</text:p>
          </table:table-cell>
          <table:table-cell office:value-type="float" office:value="274.892508">
            <text:p>274.89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/>
          <table:table-cell office:value-type="float" office:value="3833.333333">
            <text:p>3833.33</text:p>
          </table:table-cell>
          <table:table-cell office:value-type="float" office:value="320.752905">
            <text:p>320.75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1">
            <text:p>0.1</text:p>
          </table:table-cell>
          <table:table-cell/>
          <table:table-cell office:value-type="float" office:value="3466.666667">
            <text:p>3466.67</text:p>
          </table:table-cell>
          <table:table-cell office:value-type="float" office:value="379.462843">
            <text:p>379.46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/>
          <table:table-cell office:value-type="float" office:value="3700">
            <text:p>3700</text:p>
          </table:table-cell>
          <table:table-cell office:value-type="float" office:value="459.385387">
            <text:p>459.3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25">
            <text:p>0.13</text:p>
          </table:table-cell>
          <table:table-cell/>
          <table:table-cell office:value-type="float" office:value="2800">
            <text:p>2800</text:p>
          </table:table-cell>
          <table:table-cell office:value-type="float" office:value="105.291526">
            <text:p>105.29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125">
            <text:p>0.13</text:p>
          </table:table-cell>
          <table:table-cell/>
          <table:table-cell office:value-type="float" office:value="2800">
            <text:p>2800</text:p>
          </table:table-cell>
          <table:table-cell office:value-type="float" office:value="115.244869">
            <text:p>115.24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125">
            <text:p>0.13</text:p>
          </table:table-cell>
          <table:table-cell/>
          <table:table-cell office:value-type="float" office:value="4000">
            <text:p>4000</text:p>
          </table:table-cell>
          <table:table-cell office:value-type="float" office:value="126.704632">
            <text:p>126.7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125">
            <text:p>0.13</text:p>
          </table:table-cell>
          <table:table-cell/>
          <table:table-cell office:value-type="float" office:value="2866.666667">
            <text:p>2866.67</text:p>
          </table:table-cell>
          <table:table-cell office:value-type="float" office:value="140.789955">
            <text:p>140.79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125">
            <text:p>0.13</text:p>
          </table:table-cell>
          <table:table-cell/>
          <table:table-cell office:value-type="float" office:value="3833.333333">
            <text:p>3833.33</text:p>
          </table:table-cell>
          <table:table-cell office:value-type="float" office:value="156.262007">
            <text:p>156.26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125">
            <text:p>0.13</text:p>
          </table:table-cell>
          <table:table-cell/>
          <table:table-cell office:value-type="float" office:value="3466.666667">
            <text:p>3466.67</text:p>
          </table:table-cell>
          <table:table-cell office:value-type="float" office:value="175.931601">
            <text:p>175.93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125">
            <text:p>0.13</text:p>
          </table:table-cell>
          <table:table-cell/>
          <table:table-cell office:value-type="float" office:value="4166.666667">
            <text:p>4166.67</text:p>
          </table:table-cell>
          <table:table-cell office:value-type="float" office:value="199.219346">
            <text:p>199.22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125">
            <text:p>0.13</text:p>
          </table:table-cell>
          <table:table-cell/>
          <table:table-cell office:value-type="float" office:value="3533.333333">
            <text:p>3533.33</text:p>
          </table:table-cell>
          <table:table-cell office:value-type="float" office:value="227.241713">
            <text:p>227.24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25">
            <text:p>0.13</text:p>
          </table:table-cell>
          <table:table-cell/>
          <table:table-cell office:value-type="float" office:value="3666.666667">
            <text:p>3666.67</text:p>
          </table:table-cell>
          <table:table-cell office:value-type="float" office:value="263.475437">
            <text:p>263.48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125">
            <text:p>0.13</text:p>
          </table:table-cell>
          <table:table-cell/>
          <table:table-cell office:value-type="float" office:value="3833.333333">
            <text:p>3833.33</text:p>
          </table:table-cell>
          <table:table-cell office:value-type="float" office:value="309.489068">
            <text:p>309.49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125">
            <text:p>0.13</text:p>
          </table:table-cell>
          <table:table-cell/>
          <table:table-cell office:value-type="float" office:value="4633.333333">
            <text:p>4633.33</text:p>
          </table:table-cell>
          <table:table-cell office:value-type="float" office:value="371.59531">
            <text:p>371.6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125">
            <text:p>0.13</text:p>
          </table:table-cell>
          <table:table-cell/>
          <table:table-cell office:value-type="float" office:value="4066.666667">
            <text:p>4066.67</text:p>
          </table:table-cell>
          <table:table-cell office:value-type="float" office:value="457.652548">
            <text:p>457.65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25">
            <text:p>0.13</text:p>
          </table:table-cell>
          <table:table-cell/>
          <table:table-cell office:value-type="float" office:value="4533.333333">
            <text:p>4533.33</text:p>
          </table:table-cell>
          <table:table-cell office:value-type="float" office:value="580.148965">
            <text:p>580.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/>
          <table:table-cell office:value-type="float" office:value="4133.333333">
            <text:p>4133.33</text:p>
          </table:table-cell>
          <table:table-cell office:value-type="float" office:value="106.993871">
            <text:p>106.99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15">
            <text:p>0.15</text:p>
          </table:table-cell>
          <table:table-cell/>
          <table:table-cell office:value-type="float" office:value="3433.333333">
            <text:p>3433.33</text:p>
          </table:table-cell>
          <table:table-cell office:value-type="float" office:value="117.71529">
            <text:p>117.72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/>
          <table:table-cell office:value-type="float" office:value="3900">
            <text:p>3900</text:p>
          </table:table-cell>
          <table:table-cell office:value-type="float" office:value="130.447428">
            <text:p>130.45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15">
            <text:p>0.15</text:p>
          </table:table-cell>
          <table:table-cell/>
          <table:table-cell office:value-type="float" office:value="4133.333333">
            <text:p>4133.33</text:p>
          </table:table-cell>
          <table:table-cell office:value-type="float" office:value="146.232428">
            <text:p>146.23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/>
          <table:table-cell office:value-type="float" office:value="4766.666667">
            <text:p>4766.67</text:p>
          </table:table-cell>
          <table:table-cell office:value-type="float" office:value="164.217973">
            <text:p>164.22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15">
            <text:p>0.15</text:p>
          </table:table-cell>
          <table:table-cell/>
          <table:table-cell office:value-type="float" office:value="4300">
            <text:p>4300</text:p>
          </table:table-cell>
          <table:table-cell office:value-type="float" office:value="185.756106">
            <text:p>185.76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15">
            <text:p>0.15</text:p>
          </table:table-cell>
          <table:table-cell/>
          <table:table-cell office:value-type="float" office:value="4433.333333">
            <text:p>4433.33</text:p>
          </table:table-cell>
          <table:table-cell office:value-type="float" office:value="212.450828">
            <text:p>212.45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15">
            <text:p>0.15</text:p>
          </table:table-cell>
          <table:table-cell/>
          <table:table-cell office:value-type="float" office:value="4400">
            <text:p>4400</text:p>
          </table:table-cell>
          <table:table-cell office:value-type="float" office:value="248.106684">
            <text:p>248.11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5066.666667">
            <text:p>5066.67</text:p>
          </table:table-cell>
          <table:table-cell office:value-type="float" office:value="294.083341">
            <text:p>294.08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15">
            <text:p>0.15</text:p>
          </table:table-cell>
          <table:table-cell/>
          <table:table-cell office:value-type="float" office:value="4633.333333">
            <text:p>4633.33</text:p>
          </table:table-cell>
          <table:table-cell office:value-type="float" office:value="357.209237">
            <text:p>357.21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/>
          <table:table-cell office:value-type="float" office:value="5866.666667">
            <text:p>5866.67</text:p>
          </table:table-cell>
          <table:table-cell office:value-type="float" office:value="445.248986">
            <text:p>445.25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15">
            <text:p>0.15</text:p>
          </table:table-cell>
          <table:table-cell/>
          <table:table-cell office:value-type="float" office:value="6366.666667">
            <text:p>6366.67</text:p>
          </table:table-cell>
          <table:table-cell office:value-type="float" office:value="580.656695">
            <text:p>580.66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6166.666667">
            <text:p>6166.67</text:p>
          </table:table-cell>
          <table:table-cell office:value-type="float" office:value="818.257326">
            <text:p>818.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75">
            <text:p>0.18</text:p>
          </table:table-cell>
          <table:table-cell/>
          <table:table-cell office:value-type="float" office:value="4366.666667">
            <text:p>4366.67</text:p>
          </table:table-cell>
          <table:table-cell office:value-type="float" office:value="108.871939">
            <text:p>108.87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175">
            <text:p>0.18</text:p>
          </table:table-cell>
          <table:table-cell/>
          <table:table-cell office:value-type="float" office:value="4766.666667">
            <text:p>4766.67</text:p>
          </table:table-cell>
          <table:table-cell office:value-type="float" office:value="120.580612">
            <text:p>120.58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175">
            <text:p>0.18</text:p>
          </table:table-cell>
          <table:table-cell/>
          <table:table-cell office:value-type="float" office:value="4533.333333">
            <text:p>4533.33</text:p>
          </table:table-cell>
          <table:table-cell office:value-type="float" office:value="134.652594">
            <text:p>134.65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175">
            <text:p>0.18</text:p>
          </table:table-cell>
          <table:table-cell/>
          <table:table-cell office:value-type="float" office:value="4866.666667">
            <text:p>4866.67</text:p>
          </table:table-cell>
          <table:table-cell office:value-type="float" office:value="151.748849">
            <text:p>151.75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175">
            <text:p>0.18</text:p>
          </table:table-cell>
          <table:table-cell/>
          <table:table-cell office:value-type="float" office:value="4933.333333">
            <text:p>4933.33</text:p>
          </table:table-cell>
          <table:table-cell office:value-type="float" office:value="172.272284">
            <text:p>172.27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175">
            <text:p>0.18</text:p>
          </table:table-cell>
          <table:table-cell/>
          <table:table-cell office:value-type="float" office:value="4633.333333">
            <text:p>4633.33</text:p>
          </table:table-cell>
          <table:table-cell office:value-type="float" office:value="198.091818">
            <text:p>198.09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175">
            <text:p>0.18</text:p>
          </table:table-cell>
          <table:table-cell/>
          <table:table-cell office:value-type="float" office:value="5166.666667">
            <text:p>5166.67</text:p>
          </table:table-cell>
          <table:table-cell office:value-type="float" office:value="231.810524">
            <text:p>231.8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175">
            <text:p>0.18</text:p>
          </table:table-cell>
          <table:table-cell/>
          <table:table-cell office:value-type="float" office:value="6000">
            <text:p>6000</text:p>
          </table:table-cell>
          <table:table-cell office:value-type="float" office:value="275.650291">
            <text:p>275.65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75">
            <text:p>0.18</text:p>
          </table:table-cell>
          <table:table-cell/>
          <table:table-cell office:value-type="float" office:value="6433.333333">
            <text:p>6433.33</text:p>
          </table:table-cell>
          <table:table-cell office:value-type="float" office:value="336.622145">
            <text:p>336.62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175">
            <text:p>0.18</text:p>
          </table:table-cell>
          <table:table-cell/>
          <table:table-cell office:value-type="float" office:value="7100">
            <text:p>7100</text:p>
          </table:table-cell>
          <table:table-cell office:value-type="float" office:value="427.733815">
            <text:p>427.73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175">
            <text:p>0.18</text:p>
          </table:table-cell>
          <table:table-cell/>
          <table:table-cell office:value-type="float" office:value="7800">
            <text:p>7800</text:p>
          </table:table-cell>
          <table:table-cell office:value-type="float" office:value="573.203123">
            <text:p>573.2</text:p>
          </table:table-cell>
          <table:table-cell table:number-columns-repeated="1019"/>
        </table:table-row>
        <table:table-row table:style-name="ro2">
          <table:table-cell office:value-type="float" office:value="0.275">
            <text:p>0.28</text:p>
          </table:table-cell>
          <table:table-cell office:value-type="float" office:value="0.175">
            <text:p>0.18</text:p>
          </table:table-cell>
          <table:table-cell/>
          <table:table-cell office:value-type="float" office:value="8866.666667">
            <text:p>8866.67</text:p>
          </table:table-cell>
          <table:table-cell office:value-type="float" office:value="827.238283">
            <text:p>827.24</text:p>
          </table:table-cell>
          <table:table-cell table:number-columns-repeated="1019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75">
            <text:p>0.18</text:p>
          </table:table-cell>
          <table:table-cell/>
          <table:table-cell office:value-type="float" office:value="13266.666667">
            <text:p>13266.67</text:p>
          </table:table-cell>
          <table:table-cell office:value-type="float" office:value="1388.060333">
            <text:p>1388.0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float" office:value="5966.666667">
            <text:p>5966.67</text:p>
          </table:table-cell>
          <table:table-cell office:value-type="float" office:value="111.011115">
            <text:p>111.01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2">
            <text:p>0.2</text:p>
          </table:table-cell>
          <table:table-cell/>
          <table:table-cell office:value-type="float" office:value="4866.666667">
            <text:p>4866.67</text:p>
          </table:table-cell>
          <table:table-cell office:value-type="float" office:value="123.9266">
            <text:p>123.93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/>
          <table:table-cell office:value-type="float" office:value="4866.666667">
            <text:p>4866.67</text:p>
          </table:table-cell>
          <table:table-cell office:value-type="float" office:value="139.782118">
            <text:p>139.78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2">
            <text:p>0.2</text:p>
          </table:table-cell>
          <table:table-cell/>
          <table:table-cell office:value-type="float" office:value="6000">
            <text:p>6000</text:p>
          </table:table-cell>
          <table:table-cell office:value-type="float" office:value="159.020599">
            <text:p>159.02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/>
          <table:table-cell office:value-type="float" office:value="7800">
            <text:p>7800</text:p>
          </table:table-cell>
          <table:table-cell office:value-type="float" office:value="183.182386">
            <text:p>183.18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2">
            <text:p>0.2</text:p>
          </table:table-cell>
          <table:table-cell/>
          <table:table-cell office:value-type="float" office:value="6766.666667">
            <text:p>6766.67</text:p>
          </table:table-cell>
          <table:table-cell office:value-type="float" office:value="214.150124">
            <text:p>214.15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/>
          <table:table-cell office:value-type="float" office:value="9366.666667">
            <text:p>9366.67</text:p>
          </table:table-cell>
          <table:table-cell office:value-type="float" office:value="255.429512">
            <text:p>255.43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2">
            <text:p>0.2</text:p>
          </table:table-cell>
          <table:table-cell/>
          <table:table-cell office:value-type="float" office:value="7433.333333">
            <text:p>7433.33</text:p>
          </table:table-cell>
          <table:table-cell office:value-type="float" office:value="314.755054">
            <text:p>314.76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2">
            <text:p>0.2</text:p>
          </table:table-cell>
          <table:table-cell/>
          <table:table-cell office:value-type="float" office:value="7933.333333">
            <text:p>7933.33</text:p>
          </table:table-cell>
          <table:table-cell office:value-type="float" office:value="404.822294">
            <text:p>404.82</text:p>
          </table:table-cell>
          <table:table-cell table:number-columns-repeated="1019"/>
        </table:table-row>
        <table:table-row table:style-name="ro2">
          <table:table-cell office:value-type="float" office:value="0.225">
            <text:p>0.23</text:p>
          </table:table-cell>
          <table:table-cell office:value-type="float" office:value="0.2">
            <text:p>0.2</text:p>
          </table:table-cell>
          <table:table-cell/>
          <table:table-cell office:value-type="float" office:value="10066.666667">
            <text:p>10066.67</text:p>
          </table:table-cell>
          <table:table-cell office:value-type="float" office:value="547.811271">
            <text:p>547.81</text:p>
          </table:table-cell>
          <table:table-cell table:number-columns-repeated="1019"/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/>
          <table:table-cell office:value-type="float" office:value="10600">
            <text:p>10600</text:p>
          </table:table-cell>
          <table:table-cell office:value-type="float" office:value="826.814793">
            <text:p>826.8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25">
            <text:p>0.23</text:p>
          </table:table-cell>
          <table:table-cell/>
          <table:table-cell office:value-type="float" office:value="6533.333333">
            <text:p>6533.33</text:p>
          </table:table-cell>
          <table:table-cell office:value-type="float" office:value="113.592078">
            <text:p>113.59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225">
            <text:p>0.23</text:p>
          </table:table-cell>
          <table:table-cell/>
          <table:table-cell office:value-type="float" office:value="7933.333333">
            <text:p>7933.33</text:p>
          </table:table-cell>
          <table:table-cell office:value-type="float" office:value="127.710182">
            <text:p>127.71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225">
            <text:p>0.23</text:p>
          </table:table-cell>
          <table:table-cell/>
          <table:table-cell office:value-type="float" office:value="6200">
            <text:p>6200</text:p>
          </table:table-cell>
          <table:table-cell office:value-type="float" office:value="145.127009">
            <text:p>145.13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225">
            <text:p>0.23</text:p>
          </table:table-cell>
          <table:table-cell/>
          <table:table-cell office:value-type="float" office:value="7200">
            <text:p>7200</text:p>
          </table:table-cell>
          <table:table-cell office:value-type="float" office:value="167.4275">
            <text:p>167.43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225">
            <text:p>0.23</text:p>
          </table:table-cell>
          <table:table-cell/>
          <table:table-cell office:value-type="float" office:value="7400">
            <text:p>7400</text:p>
          </table:table-cell>
          <table:table-cell office:value-type="float" office:value="195.848199">
            <text:p>195.85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225">
            <text:p>0.23</text:p>
          </table:table-cell>
          <table:table-cell/>
          <table:table-cell office:value-type="float" office:value="8066.666667">
            <text:p>8066.67</text:p>
          </table:table-cell>
          <table:table-cell office:value-type="float" office:value="234.179169">
            <text:p>234.18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225">
            <text:p>0.23</text:p>
          </table:table-cell>
          <table:table-cell/>
          <table:table-cell office:value-type="float" office:value="8566.666667">
            <text:p>8566.67</text:p>
          </table:table-cell>
          <table:table-cell office:value-type="float" office:value="288.950005">
            <text:p>288.95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225">
            <text:p>0.23</text:p>
          </table:table-cell>
          <table:table-cell/>
          <table:table-cell office:value-type="float" office:value="9533.333333">
            <text:p>9533.33</text:p>
          </table:table-cell>
          <table:table-cell office:value-type="float" office:value="370.008081">
            <text:p>370.01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225">
            <text:p>0.23</text:p>
          </table:table-cell>
          <table:table-cell/>
          <table:table-cell office:value-type="float" office:value="10500">
            <text:p>10500</text:p>
          </table:table-cell>
          <table:table-cell office:value-type="float" office:value="505.934956">
            <text:p>505.93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225">
            <text:p>0.23</text:p>
          </table:table-cell>
          <table:table-cell/>
          <table:table-cell office:value-type="float" office:value="12633.333333">
            <text:p>12633.33</text:p>
          </table:table-cell>
          <table:table-cell office:value-type="float" office:value="780.8328">
            <text:p>780.8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6733.333333">
            <text:p>6733.33</text:p>
          </table:table-cell>
          <table:table-cell office:value-type="float" office:value="116.478364">
            <text:p>116.48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25">
            <text:p>0.25</text:p>
          </table:table-cell>
          <table:table-cell/>
          <table:table-cell office:value-type="float" office:value="6900">
            <text:p>6900</text:p>
          </table:table-cell>
          <table:table-cell office:value-type="float" office:value="132.054859">
            <text:p>132.05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/>
          <table:table-cell office:value-type="float" office:value="8566.666667">
            <text:p>8566.67</text:p>
          </table:table-cell>
          <table:table-cell office:value-type="float" office:value="152.277163">
            <text:p>152.28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25">
            <text:p>0.25</text:p>
          </table:table-cell>
          <table:table-cell/>
          <table:table-cell office:value-type="float" office:value="9000">
            <text:p>9000</text:p>
          </table:table-cell>
          <table:table-cell office:value-type="float" office:value="178.492361">
            <text:p>178.49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/>
          <table:table-cell office:value-type="float" office:value="8633.333333">
            <text:p>8633.33</text:p>
          </table:table-cell>
          <table:table-cell office:value-type="float" office:value="213.762846">
            <text:p>213.76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25">
            <text:p>0.25</text:p>
          </table:table-cell>
          <table:table-cell/>
          <table:table-cell office:value-type="float" office:value="10266.666667">
            <text:p>10266.67</text:p>
          </table:table-cell>
          <table:table-cell office:value-type="float" office:value="260.624981">
            <text:p>260.62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/>
          <table:table-cell office:value-type="float" office:value="10066.666667">
            <text:p>10066.67</text:p>
          </table:table-cell>
          <table:table-cell office:value-type="float" office:value="334.540908">
            <text:p>334.54</text:p>
          </table:table-cell>
          <table:table-cell table:number-columns-repeated="1019"/>
        </table:table-row>
        <table:table-row table:style-name="ro2">
          <table:table-cell office:value-type="float" office:value="0.175">
            <text:p>0.18</text:p>
          </table:table-cell>
          <table:table-cell office:value-type="float" office:value="0.25">
            <text:p>0.25</text:p>
          </table:table-cell>
          <table:table-cell/>
          <table:table-cell office:value-type="float" office:value="13000">
            <text:p>13000</text:p>
          </table:table-cell>
          <table:table-cell office:value-type="float" office:value="457.626246">
            <text:p>457.63</text:p>
          </table:table-cell>
          <table:table-cell table:number-columns-repeated="1019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office:value-type="float" office:value="13300">
            <text:p>13300</text:p>
          </table:table-cell>
          <table:table-cell office:value-type="float" office:value="700.788659">
            <text:p>700.7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75">
            <text:p>0.28</text:p>
          </table:table-cell>
          <table:table-cell/>
          <table:table-cell office:value-type="float" office:value="7933.333333">
            <text:p>7933.33</text:p>
          </table:table-cell>
          <table:table-cell office:value-type="float" office:value="120.066783">
            <text:p>120.07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275">
            <text:p>0.28</text:p>
          </table:table-cell>
          <table:table-cell/>
          <table:table-cell office:value-type="float" office:value="10900">
            <text:p>10900</text:p>
          </table:table-cell>
          <table:table-cell office:value-type="float" office:value="137.292257">
            <text:p>137.29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275">
            <text:p>0.28</text:p>
          </table:table-cell>
          <table:table-cell/>
          <table:table-cell office:value-type="float" office:value="9900">
            <text:p>9900</text:p>
          </table:table-cell>
          <table:table-cell office:value-type="float" office:value="160.541122">
            <text:p>160.54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275">
            <text:p>0.28</text:p>
          </table:table-cell>
          <table:table-cell/>
          <table:table-cell office:value-type="float" office:value="9600">
            <text:p>9600</text:p>
          </table:table-cell>
          <table:table-cell office:value-type="float" office:value="190.706858">
            <text:p>190.71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275">
            <text:p>0.28</text:p>
          </table:table-cell>
          <table:table-cell/>
          <table:table-cell office:value-type="float" office:value="11233.333333">
            <text:p>11233.33</text:p>
          </table:table-cell>
          <table:table-cell office:value-type="float" office:value="234.383862">
            <text:p>234.38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275">
            <text:p>0.28</text:p>
          </table:table-cell>
          <table:table-cell/>
          <table:table-cell office:value-type="float" office:value="13200">
            <text:p>13200</text:p>
          </table:table-cell>
          <table:table-cell office:value-type="float" office:value="297.187662">
            <text:p>297.19</text:p>
          </table:table-cell>
          <table:table-cell table:number-columns-repeated="1019"/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275">
            <text:p>0.28</text:p>
          </table:table-cell>
          <table:table-cell/>
          <table:table-cell office:value-type="float" office:value="13133.333333">
            <text:p>13133.33</text:p>
          </table:table-cell>
          <table:table-cell office:value-type="float" office:value="402.561522">
            <text:p>402.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  <table:table-cell office:value-type="float" office:value="9100">
            <text:p>9100</text:p>
          </table:table-cell>
          <table:table-cell office:value-type="float" office:value="123.797762">
            <text:p>123.8</text:p>
          </table:table-cell>
          <table:table-cell table:number-columns-repeated="1019"/>
        </table:table-row>
        <table:table-row table:style-name="ro2">
          <table:table-cell office:value-type="float" office:value="0.025">
            <text:p>0.03</text:p>
          </table:table-cell>
          <table:table-cell office:value-type="float" office:value="0.3">
            <text:p>0.3</text:p>
          </table:table-cell>
          <table:table-cell/>
          <table:table-cell office:value-type="float" office:value="10033.333333">
            <text:p>10033.33</text:p>
          </table:table-cell>
          <table:table-cell office:value-type="float" office:value="143.189095">
            <text:p>143.19</text:p>
          </table:table-cell>
          <table:table-cell table:number-columns-repeated="1019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/>
          <table:table-cell office:value-type="float" office:value="12266.666667">
            <text:p>12266.67</text:p>
          </table:table-cell>
          <table:table-cell office:value-type="float" office:value="170.022566">
            <text:p>170.02</text:p>
          </table:table-cell>
          <table:table-cell table:number-columns-repeated="1019"/>
        </table:table-row>
        <table:table-row table:style-name="ro2">
          <table:table-cell office:value-type="float" office:value="0.075">
            <text:p>0.08</text:p>
          </table:table-cell>
          <table:table-cell office:value-type="float" office:value="0.3">
            <text:p>0.3</text:p>
          </table:table-cell>
          <table:table-cell/>
          <table:table-cell office:value-type="float" office:value="12400">
            <text:p>12400</text:p>
          </table:table-cell>
          <table:table-cell office:value-type="float" office:value="207.577837">
            <text:p>207.58</text:p>
          </table:table-cell>
          <table:table-cell table:number-columns-repeated="1019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/>
          <table:table-cell office:value-type="float" office:value="13133.333333">
            <text:p>13133.33</text:p>
          </table:table-cell>
          <table:table-cell office:value-type="float" office:value="262.495807">
            <text:p>262.5</text:p>
          </table:table-cell>
          <table:table-cell table:number-columns-repeated="1019"/>
        </table:table-row>
        <table:table-row table:style-name="ro2">
          <table:table-cell office:value-type="float" office:value="0.125">
            <text:p>0.13</text:p>
          </table:table-cell>
          <table:table-cell office:value-type="float" office:value="0.3">
            <text:p>0.3</text:p>
          </table:table-cell>
          <table:table-cell/>
          <table:table-cell office:value-type="float" office:value="13266.666667">
            <text:p>13266.67</text:p>
          </table:table-cell>
          <table:table-cell office:value-type="float" office:value="350.479523">
            <text:p>350.48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12/07/2009</text:date>, <text:time>17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7:23:56</meta:creation-date>
    <dc:date>2009-12-07T17:35:17</dc:date>
    <meta:editing-duration>PT00H11M21S</meta:editing-duration>
    <meta:editing-cycles>1</meta:editing-cycles>
    <meta:document-statistic meta:table-count="3" meta:cell-count="593" meta:object-count="0"/>
    <meta:generator>OpenOffice.org/3.0$Unix OpenOffice.org_project/300m15$Build-9379</meta:generator>
  </office:meta>
</office:document-meta>
</file>